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Newcastle">
            <text:p>Newcastle</text:p>
          </table:table-cell>
          <table:table-cell office:value-type="string" office:value="radiocarbon">
            <text:p>radiocarbon</text:p>
          </table:table-cell>
          <table:table-cell office:value-type="string" office:value="Waik-8375">
            <text:p>Waik-8375</text:p>
          </table:table-cell>
          <table:table-cell office:value-type="float" office:value="-33.112">
            <text:p>-33.112</text:p>
          </table:table-cell>
          <table:table-cell office:value-type="float" office:value="151.646">
            <text:p>151.646</text:p>
          </table:table-cell>
          <table:table-cell office:value-type="float" office:value="2830.0">
            <text:p>2830.0</text:p>
          </table:table-cell>
          <table:table-cell office:value-type="float" office:value="60.0">
            <text:p>60.0</text:p>
          </table:table-cell>
          <table:table-cell office:value-type="string" office:value="Galeolaria wormtube/barnacle boundary">
            <text:p>Galeolaria wormtube/barnacle boundary</text:p>
          </table:table-cell>
          <table:table-cell office:value-type="string" office:value="marine">
            <text:p>marine</text:p>
          </table:table-cell>
          <table:table-cell office:value-type="float" office:value="-143.0">
            <text:p>-143.0</text:p>
          </table:table-cell>
          <table:table-cell office:value-type="float" office:value="39.0">
            <text:p>39.0</text:p>
          </table:table-cell>
          <table:table-cell office:value-type="float" office:value="0.0">
            <text:p/>
          </table:table-cell>
          <table:table-cell office:value-type="float" office:value="1.2">
            <text:p>1.2</text:p>
          </table:table-cell>
          <table:table-cell office:value-type="float" office:value="0.1">
            <text:p>0.1</text:p>
          </table:table-cell>
          <table:table-cell office:value-type="float" office:value="0.1">
            <text:p>0.1</text:p>
          </table:table-cell>
          <table:table-cell office:value-type="string" office:value="BakerEtal2001,HaworthEtal2002,SlossEtal2007,LewisEtal2013">
            <text:p>BakerEtal2001,HaworthEtal2002,SlossEtal2007,LewisEtal2013</text:p>
          </table:table-cell>
        </table:table-row>
        <table:table-row>
          <table:table-cell office:value-type="string" office:value="Newcastle">
            <text:p>Newcastle</text:p>
          </table:table-cell>
          <table:table-cell office:value-type="string" office:value="radiocarbon">
            <text:p>radiocarbon</text:p>
          </table:table-cell>
          <table:table-cell office:value-type="string" office:value="Gak-2124">
            <text:p>Gak-2124</text:p>
          </table:table-cell>
          <table:table-cell office:value-type="float" office:value="-32.19">
            <text:p>-32.19</text:p>
          </table:table-cell>
          <table:table-cell office:value-type="float" office:value="152.51">
            <text:p>152.51</text:p>
          </table:table-cell>
          <table:table-cell office:value-type="float" office:value="7360.0">
            <text:p>7360.0</text:p>
          </table:table-cell>
          <table:table-cell office:value-type="float" office:value="160.0">
            <text:p>160.0</text:p>
          </table:table-cell>
          <table:table-cell office:value-type="string" office:value="Wood log on beach">
            <text:p>Wood log on beach</text:p>
          </table:table-cell>
          <table:table-cell office:value-type="string" office:value="terrestrial_sh">
            <text:p>terrestrial_sh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.3">
            <text:p>-7.3</text:p>
          </table:table-cell>
          <table:table-cell office:value-type="float" office:value="1.0">
            <text:p>1.0</text:p>
          </table:table-cell>
          <table:table-cell office:value-type="float" office:value="10.0">
            <text:p>10.0</text:p>
          </table:table-cell>
          <table:table-cell office:value-type="string" office:value="ThomChappell1975,LewisEtal2013">
            <text:p>ThomChappell1975,LewisEtal2013</text:p>
          </table:table-cell>
        </table:table-row>
        <table:table-row>
          <table:table-cell office:value-type="string" office:value="Newcastle">
            <text:p>Newcastle</text:p>
          </table:table-cell>
          <table:table-cell office:value-type="string" office:value="radiocarbon">
            <text:p>radiocarbon</text:p>
          </table:table-cell>
          <table:table-cell office:value-type="string" office:value="SUA-1344">
            <text:p>SUA-1344</text:p>
          </table:table-cell>
          <table:table-cell office:value-type="float" office:value="-33.06">
            <text:p>-33.06</text:p>
          </table:table-cell>
          <table:table-cell office:value-type="float" office:value="151.61">
            <text:p>151.61</text:p>
          </table:table-cell>
          <table:table-cell office:value-type="float" office:value="7710.0">
            <text:p>7710.0</text:p>
          </table:table-cell>
          <table:table-cell office:value-type="float" office:value="125.0">
            <text:p>125.0</text:p>
          </table:table-cell>
          <table:table-cell office:value-type="string" office:value="Fragments of estuarine shell">
            <text:p>Fragments of estuarine shell</text:p>
          </table:table-cell>
          <table:table-cell office:value-type="string" office:value="marine">
            <text:p>marine</text:p>
          </table:table-cell>
          <table:table-cell office:value-type="float" office:value="-143.0">
            <text:p>-143.0</text:p>
          </table:table-cell>
          <table:table-cell office:value-type="float" office:value="39.0">
            <text:p>39.0</text:p>
          </table:table-cell>
          <table:table-cell office:value-type="float" office:value="0.0">
            <text:p/>
          </table:table-cell>
          <table:table-cell office:value-type="float" office:value="-16.0">
            <text:p>-16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ThomRoy1983,SlossEtal2007,LewisEtal2013">
            <text:p>ThomRoy1983,SlossEtal2007,LewisEtal2013</text:p>
          </table:table-cell>
        </table:table-row>
        <table:table-row>
          <table:table-cell office:value-type="string" office:value="Newcastle">
            <text:p>Newcastle</text:p>
          </table:table-cell>
          <table:table-cell office:value-type="string" office:value="radiocarbon">
            <text:p>radiocarbon</text:p>
          </table:table-cell>
          <table:table-cell office:value-type="string" office:value="Gak-2128">
            <text:p>Gak-2128</text:p>
          </table:table-cell>
          <table:table-cell office:value-type="float" office:value="-32.67">
            <text:p>-32.67</text:p>
          </table:table-cell>
          <table:table-cell office:value-type="float" office:value="152.15">
            <text:p>152.15</text:p>
          </table:table-cell>
          <table:table-cell office:value-type="float" office:value="13200.0">
            <text:p>13200.0</text:p>
          </table:table-cell>
          <table:table-cell office:value-type="float" office:value="250.0">
            <text:p>250.0</text:p>
          </table:table-cell>
          <table:table-cell office:value-type="string" office:value="Wood log in valley fill">
            <text:p>Wood log in valley fill</text:p>
          </table:table-cell>
          <table:table-cell office:value-type="string" office:value="terrestrial_sh">
            <text:p>terrestrial_sh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7.5">
            <text:p>-27.5</text:p>
          </table:table-cell>
          <table:table-cell office:value-type="float" office:value="1.0">
            <text:p>1.0</text:p>
          </table:table-cell>
          <table:table-cell office:value-type="float" office:value="10.0">
            <text:p>10.0</text:p>
          </table:table-cell>
          <table:table-cell office:value-type="string" office:value="ThomChappell1975,LewisEtal2013">
            <text:p>ThomChappell1975,LewisEtal2013</text:p>
          </table:table-cell>
        </table:table-row>
        <table:table-row>
          <table:table-cell office:value-type="string" office:value="Newcastle">
            <text:p>Newcastle</text:p>
          </table:table-cell>
          <table:table-cell office:value-type="string" office:value="radiocarbon">
            <text:p>radiocarbon</text:p>
          </table:table-cell>
          <table:table-cell office:value-type="string" office:value="O-1849">
            <text:p>O-1849</text:p>
          </table:table-cell>
          <table:table-cell office:value-type="float" office:value="-33.04">
            <text:p>-33.04</text:p>
          </table:table-cell>
          <table:table-cell office:value-type="float" office:value="151.65">
            <text:p>151.65</text:p>
          </table:table-cell>
          <table:table-cell office:value-type="float" office:value="8040.358988581471">
            <text:p>8040.358988581471</text:p>
          </table:table-cell>
          <table:table-cell office:value-type="float" office:value="181.5159695564002">
            <text:p>181.5159695564002</text:p>
          </table:table-cell>
          <table:table-cell office:value-type="string" office:value="Charcoal and peat">
            <text:p>Charcoal and peat</text:p>
          </table:table-cell>
          <table:table-cell office:value-type="string" office:value="terrestrial_sh">
            <text:p>terrestrial_sh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4.0">
            <text:p>-14.0</text:p>
          </table:table-cell>
          <table:table-cell office:value-type="float" office:value="1.0">
            <text:p>1.0</text:p>
          </table:table-cell>
          <table:table-cell office:value-type="float" office:value="10.0">
            <text:p>10.0</text:p>
          </table:table-cell>
          <table:table-cell office:value-type="string" office:value="ThomChappell1975,LewisEtal2013">
            <text:p>ThomChappell1975,LewisEtal2013</text:p>
          </table:table-cell>
        </table:table-row>
        <table:table-row>
          <table:table-cell office:value-type="string" office:value="Newcastle">
            <text:p>Newcastle</text:p>
          </table:table-cell>
          <table:table-cell office:value-type="string" office:value="radiocarbon">
            <text:p>radiocarbon</text:p>
          </table:table-cell>
          <table:table-cell office:value-type="string" office:value="ANU-1334">
            <text:p>ANU-1334</text:p>
          </table:table-cell>
          <table:table-cell office:value-type="float" office:value="-32.8">
            <text:p>-32.8</text:p>
          </table:table-cell>
          <table:table-cell office:value-type="float" office:value="152.0">
            <text:p>152.0</text:p>
          </table:table-cell>
          <table:table-cell office:value-type="float" office:value="8230.0">
            <text:p>8230.0</text:p>
          </table:table-cell>
          <table:table-cell office:value-type="float" office:value="330.0">
            <text:p>330.0</text:p>
          </table:table-cell>
          <table:table-cell office:value-type="string" office:value="Estuarine shells">
            <text:p>Estuarine shells</text:p>
          </table:table-cell>
          <table:table-cell office:value-type="string" office:value="marine">
            <text:p>marine</text:p>
          </table:table-cell>
          <table:table-cell office:value-type="float" office:value="-143.0">
            <text:p>-143.0</text:p>
          </table:table-cell>
          <table:table-cell office:value-type="float" office:value="39.0">
            <text:p>39.0</text:p>
          </table:table-cell>
          <table:table-cell office:value-type="float" office:value="0.0">
            <text:p/>
          </table:table-cell>
          <table:table-cell office:value-type="float" office:value="-12.4">
            <text:p>-12.4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ThomRoy1983,SlossEtal2007,LewisEtal2013">
            <text:p>ThomRoy1983,SlossEtal2007,LewisEtal2013</text:p>
          </table:table-cell>
        </table:table-row>
        <table:table-row>
          <table:table-cell office:value-type="string" office:value="Newcastle">
            <text:p>Newcastle</text:p>
          </table:table-cell>
          <table:table-cell office:value-type="string" office:value="radiocarbon">
            <text:p>radiocarbon</text:p>
          </table:table-cell>
          <table:table-cell office:value-type="string" office:value="SUA-104">
            <text:p>SUA-104</text:p>
          </table:table-cell>
          <table:table-cell office:value-type="float" office:value="-32.867">
            <text:p>-32.867</text:p>
          </table:table-cell>
          <table:table-cell office:value-type="float" office:value="151.817">
            <text:p>151.817</text:p>
          </table:table-cell>
          <table:table-cell office:value-type="float" office:value="8980.0">
            <text:p>8980.0</text:p>
          </table:table-cell>
          <table:table-cell office:value-type="float" office:value="160.0">
            <text:p>160.0</text:p>
          </table:table-cell>
          <table:table-cell office:value-type="string" office:value="Shell Oceanic and estuarine mix">
            <text:p>Shell Oceanic and estuarine mix</text:p>
          </table:table-cell>
          <table:table-cell office:value-type="string" office:value="marine">
            <text:p>marine</text:p>
          </table:table-cell>
          <table:table-cell office:value-type="float" office:value="-143.0">
            <text:p>-143.0</text:p>
          </table:table-cell>
          <table:table-cell office:value-type="float" office:value="39.0">
            <text:p>39.0</text:p>
          </table:table-cell>
          <table:table-cell office:value-type="float" office:value="0.0">
            <text:p/>
          </table:table-cell>
          <table:table-cell office:value-type="float" office:value="-20.0">
            <text:p>-20.0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ThomChappell1975,GillespieTemple1976,LewisEtal2013">
            <text:p>ThomChappell1975,GillespieTemple1976,LewisEtal2013</text:p>
          </table:table-cell>
        </table:table-row>
        <table:table-row>
          <table:table-cell office:value-type="string" office:value="Newcastle">
            <text:p>Newcastle</text:p>
          </table:table-cell>
          <table:table-cell office:value-type="string" office:value="radiocarbon">
            <text:p>radiocarbon</text:p>
          </table:table-cell>
          <table:table-cell office:value-type="string" office:value="ANU-1678">
            <text:p>ANU-1678</text:p>
          </table:table-cell>
          <table:table-cell office:value-type="float" office:value="-32.8">
            <text:p>-32.8</text:p>
          </table:table-cell>
          <table:table-cell office:value-type="float" office:value="152.0">
            <text:p>152.0</text:p>
          </table:table-cell>
          <table:table-cell office:value-type="float" office:value="9720.0">
            <text:p>9720.0</text:p>
          </table:table-cell>
          <table:table-cell office:value-type="float" office:value="120.0">
            <text:p>120.0</text:p>
          </table:table-cell>
          <table:table-cell office:value-type="string" office:value="Fragments of estuarine shell">
            <text:p>Fragments of estuarine shell</text:p>
          </table:table-cell>
          <table:table-cell office:value-type="string" office:value="marine">
            <text:p>marine</text:p>
          </table:table-cell>
          <table:table-cell office:value-type="float" office:value="-143.0">
            <text:p>-143.0</text:p>
          </table:table-cell>
          <table:table-cell office:value-type="float" office:value="39.0">
            <text:p>39.0</text:p>
          </table:table-cell>
          <table:table-cell office:value-type="float" office:value="0.0">
            <text:p/>
          </table:table-cell>
          <table:table-cell office:value-type="float" office:value="-20.4">
            <text:p>-20.4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ThomRoy1983,SlossEtal2007,LewisEtal2013">
            <text:p>ThomRoy1983,SlossEtal2007,LewisEtal2013</text:p>
          </table:table-cell>
        </table:table-row>
        <table:table-row>
          <table:table-cell office:value-type="string" office:value="Newcastle">
            <text:p>Newcastle</text:p>
          </table:table-cell>
          <table:table-cell office:value-type="string" office:value="radiocarbon">
            <text:p>radiocarbon</text:p>
          </table:table-cell>
          <table:table-cell office:value-type="string" office:value="Waik-8236">
            <text:p>Waik-8236</text:p>
          </table:table-cell>
          <table:table-cell office:value-type="float" office:value="-33.112">
            <text:p>-33.112</text:p>
          </table:table-cell>
          <table:table-cell office:value-type="float" office:value="151.646">
            <text:p>151.646</text:p>
          </table:table-cell>
          <table:table-cell office:value-type="float" office:value="2590.0">
            <text:p>2590.0</text:p>
          </table:table-cell>
          <table:table-cell office:value-type="float" office:value="70.0">
            <text:p>70.0</text:p>
          </table:table-cell>
          <table:table-cell office:value-type="string" office:value="Galeolaria wormtube/barnacle boundary">
            <text:p>Galeolaria wormtube/barnacle boundary</text:p>
          </table:table-cell>
          <table:table-cell office:value-type="string" office:value="marine">
            <text:p>marine</text:p>
          </table:table-cell>
          <table:table-cell office:value-type="float" office:value="-143.0">
            <text:p>-143.0</text:p>
          </table:table-cell>
          <table:table-cell office:value-type="float" office:value="39.0">
            <text:p>39.0</text:p>
          </table:table-cell>
          <table:table-cell office:value-type="float" office:value="0.0">
            <text:p/>
          </table:table-cell>
          <table:table-cell office:value-type="float" office:value="1.2">
            <text:p>1.2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BakerEtal2001,BakerEtal2001a,HaworthEtal2002,SlossEtal2007,LewisEtal2013">
            <text:p>BakerEtal2001,BakerEtal2001a,HaworthEtal2002,SlossEtal2007,LewisEtal2013</text:p>
          </table:table-cell>
        </table:table-row>
        <table:table-row>
          <table:table-cell office:value-type="string" office:value="Newcastle">
            <text:p>Newcastle</text:p>
          </table:table-cell>
          <table:table-cell office:value-type="string" office:value="radiocarbon">
            <text:p>radiocarbon</text:p>
          </table:table-cell>
          <table:table-cell office:value-type="string" office:value="ANU-1674">
            <text:p>ANU-1674</text:p>
          </table:table-cell>
          <table:table-cell office:value-type="float" office:value="-32.73">
            <text:p>-32.73</text:p>
          </table:table-cell>
          <table:table-cell office:value-type="float" office:value="151.95">
            <text:p>151.95</text:p>
          </table:table-cell>
          <table:table-cell office:value-type="float" office:value="7680.0">
            <text:p>7680.0</text:p>
          </table:table-cell>
          <table:table-cell office:value-type="float" office:value="90.0">
            <text:p>90.0</text:p>
          </table:table-cell>
          <table:table-cell office:value-type="string" office:value="Fiberous peat- Reed swamp">
            <text:p>Fiberous peat- Reed swamp</text:p>
          </table:table-cell>
          <table:table-cell office:value-type="string" office:value="corr_terrestrial_sh">
            <text:p>corr_terrestrial_sh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9">
            <text:p>-4.9</text:p>
          </table:table-cell>
          <table:table-cell office:value-type="float" office:value="1.0">
            <text:p>1.0</text:p>
          </table:table-cell>
          <table:table-cell office:value-type="float" office:value="10.0">
            <text:p>10.0</text:p>
          </table:table-cell>
          <table:table-cell office:value-type="string" office:value="ThomRoy1983,SlossEtal2007,LewisEtal2013">
            <text:p>ThomRoy1983,SlossEtal2007,LewisEtal2013</text:p>
          </table:table-cell>
        </table:table-row>
        <table:table-row>
          <table:table-cell office:value-type="string" office:value="Newcastle">
            <text:p>Newcastle</text:p>
          </table:table-cell>
          <table:table-cell office:value-type="string" office:value="radiocarbon">
            <text:p>radiocarbon</text:p>
          </table:table-cell>
          <table:table-cell office:value-type="string" office:value="ANU-1527">
            <text:p>ANU-1527</text:p>
          </table:table-cell>
          <table:table-cell office:value-type="float" office:value="-32.633">
            <text:p>-32.633</text:p>
          </table:table-cell>
          <table:table-cell office:value-type="float" office:value="152.2">
            <text:p>152.2</text:p>
          </table:table-cell>
          <table:table-cell office:value-type="float" office:value="7040.0">
            <text:p>7040.0</text:p>
          </table:table-cell>
          <table:table-cell office:value-type="float" office:value="225.0">
            <text:p>225.0</text:p>
          </table:table-cell>
          <table:table-cell office:value-type="string" office:value="Fragments of estuarine shell">
            <text:p>Fragments of estuarine shell</text:p>
          </table:table-cell>
          <table:table-cell office:value-type="string" office:value="marine">
            <text:p>marine</text:p>
          </table:table-cell>
          <table:table-cell office:value-type="float" office:value="-143.0">
            <text:p>-143.0</text:p>
          </table:table-cell>
          <table:table-cell office:value-type="float" office:value="39.0">
            <text:p>39.0</text:p>
          </table:table-cell>
          <table:table-cell office:value-type="float" office:value="0.0">
            <text:p/>
          </table:table-cell>
          <table:table-cell office:value-type="float" office:value="-12.0">
            <text:p>-12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ThomRoy1983,SlossEtal2007,LewisEtal2013">
            <text:p>ThomRoy1983,SlossEtal2007,LewisEtal2013</text:p>
          </table:table-cell>
        </table:table-row>
        <table:table-row>
          <table:table-cell office:value-type="string" office:value="Newcastle">
            <text:p>Newcastle</text:p>
          </table:table-cell>
          <table:table-cell office:value-type="string" office:value="radiocarbon">
            <text:p>radiocarbon</text:p>
          </table:table-cell>
          <table:table-cell office:value-type="string" office:value="ANU-1481">
            <text:p>ANU-1481</text:p>
          </table:table-cell>
          <table:table-cell office:value-type="float" office:value="-32.8">
            <text:p>-32.8</text:p>
          </table:table-cell>
          <table:table-cell office:value-type="float" office:value="152.0">
            <text:p>152.0</text:p>
          </table:table-cell>
          <table:table-cell office:value-type="float" office:value="8310.0">
            <text:p>8310.0</text:p>
          </table:table-cell>
          <table:table-cell office:value-type="float" office:value="110.0">
            <text:p>110.0</text:p>
          </table:table-cell>
          <table:table-cell office:value-type="string" office:value="Woody peat">
            <text:p>Woody peat</text:p>
          </table:table-cell>
          <table:table-cell office:value-type="string" office:value="corr_terrestrial_sh">
            <text:p>corr_terrestrial_sh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0.7">
            <text:p>-10.7</text:p>
          </table:table-cell>
          <table:table-cell office:value-type="float" office:value="1.0">
            <text:p>1.0</text:p>
          </table:table-cell>
          <table:table-cell office:value-type="float" office:value="10.0">
            <text:p>10.0</text:p>
          </table:table-cell>
          <table:table-cell office:value-type="string" office:value="ThomRoy1983,SlossEtal2007,LewisEtal2013">
            <text:p>ThomRoy1983,SlossEtal2007,LewisEtal20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